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RenderingBase.renderEndTag( Appender buf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RenderingBase.renderAttributes( int type , Appender sb , AbstractAttributeState state , boolean doubleQu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gRenderingBase.renderAttributeSingleQuotes( Appender buf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gRenderingBase.renderAttributes( int type , Appender sb , AbstractAttribu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RenderingBase.renderGeneral( HashMap map , Appender sb , boolean doubleQuo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.getRendering( Object 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agRenderingBase.getAm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RenderingBase.renderAttribute( Appender buf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gRenderingBase.renderTag( Appender buf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RenderingBase.getDefaul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isXHT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RenderingBase.setDefaultDocType( Doc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tory.getConstantRende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